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6" style:family="table-column">
      <style:table-column-properties fo:break-before="auto" style:column-width="1.7252in"/>
    </style:style>
    <style:style style:name="co7" style:family="table-column">
      <style:table-column-properties fo:break-before="auto" style:column-width="1.4327in"/>
    </style:style>
    <style:style style:name="co5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665in"/>
    </style:style>
    <style:style style:name="co8" style:family="table-column">
      <style:table-column-properties fo:break-before="auto" style:column-width="0.9646in"/>
    </style:style>
    <style:style style:name="co9" style:family="table-column">
      <style:table-column-properties fo:break-before="auto" style:column-width="0.2673in"/>
    </style:style>
    <style:style style:name="co10" style:family="table-column">
      <style:table-column-properties fo:break-before="auto" style:column-width="0.2354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team_player" table:style-name="ta1"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5" office:value-type="string" calcext:value-type="string">
            <text:p>team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Himej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iku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No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uka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suts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Marud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Ishiza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傘美野</text:p>
          </table:table-cell>
          <table:table-cell office:value-type="string" calcext:value-type="string">
            <text:p>Koz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Reig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atsuha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bura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Ningy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Tsuburay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Inoshi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iw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野生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yo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Ke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Nagatom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御影専農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Ki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秋葉名戸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En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Mukumo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Shib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帝国学園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Jira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戦国伊賀島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Shiota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Da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Inuk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千羽山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biy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Fukaz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Mamor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Nak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Oshiy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Mabu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oran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umitan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白恋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kan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Itsushig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Kam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漫遊寺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Jiku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真・帝国学園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ou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大阪ギャルズCCC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oh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Matsubay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iwak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陽花戸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gari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haa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大海原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k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eis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tait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zer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nbir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ooru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eiso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taita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kuripu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suoom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metoro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dezaam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ザ・ジェネシ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P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T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V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C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B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G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K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F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 office:value-type="string" calcext:value-type="string">
            <text:p>Robo L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5" office:value-type="string" calcext:value-type="string">
            <text:p>警備マシ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Takesh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Nishigaki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hado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Kai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ir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稲妻KFC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Utag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buch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Puro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emor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Ik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E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一番街サリー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y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u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rin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SPフィクサーズ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Toff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S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Gensu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uss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Ass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樹海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mim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ator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Nak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Ikar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teera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asu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biru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Haij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Michib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ou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Kakeya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Atsu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Hibik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Ukishi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Kamimur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Ai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atora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Nakam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teera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masuta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Sugat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biruda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urinp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sa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arakuud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maar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u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ss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haru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ザートライオン</text:p>
          </table:table-cell>
          <table:table-cell office:value-type="string" calcext:value-type="string">
            <text:p>ad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in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chon'yu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jon'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nerr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ze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zu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bian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p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marroo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Amaran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チームK</text:p>
          </table:table-cell>
          <table:table-cell office:value-type="string" calcext:value-type="string">
            <text:p>rattei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de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o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hejj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ur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mantei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koop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oraia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supaid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jiraf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gabi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jj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iit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eir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rik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ate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ni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aik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bii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kid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e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aik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b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bob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sam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e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danier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enrik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aresan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uzepp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i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Ryu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furan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ando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j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kuroo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kur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y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ien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manu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jei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deing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suran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kened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mubure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ten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魔界軍団Z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ge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aik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jinisuk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ikk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nda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esukab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ada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女子選抜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nas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yusuf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kuraake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taat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douyu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te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oo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ii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fu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essa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ur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jooz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aafy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myonh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angur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shiiho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Ot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oo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a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nikura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makishi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選抜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on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run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aa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esuteb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rik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Mar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urus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kabaar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herum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gur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goru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ikee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eie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irot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稲妻KFC改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稲妻KFC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ジャパン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Hiro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Takeshi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erudei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bafuar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ar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jam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oneya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Hara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kura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ndei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hi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te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na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g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h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なりきり戦隊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ri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m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abu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seruh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orum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ragaruut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iripp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borubore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グループB選抜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zor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kashia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soo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uramu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hezeki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Yuum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フリカ代表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jin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nat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peet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nj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mish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ォワーズ</text:p>
          </table:table-cell>
          <table:table-cell office:value-type="string" calcext:value-type="string">
            <text:p>Tanushim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r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Katsuy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Nok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Ma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スーパー大阪CCC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スーパー大阪CCC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uriinD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Zaih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buruuD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goorud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チーム・カノン</text:p>
          </table:table-cell>
          <table:table-cell office:value-type="string" calcext:value-type="string">
            <text:p>reddoＤ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otsub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hit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Saki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Goku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iso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o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Goink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achin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Dema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J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Mizuguc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Ch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oko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Kait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u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eras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Aoshi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ikut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u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irot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Ha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Sor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アンダー12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a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ar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Haya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dorago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rr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janru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rej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Mii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ukopi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yans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ari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kapurik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sajita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taur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ゾディアック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en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Taiy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Hen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orure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enb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ganimed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A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diam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suo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エイリアB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Oot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its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 office:value-type="string" calcext:value-type="string">
            <text:p>sari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Ryout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npei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Yokomi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Hiram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U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ra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Fukurog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its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Pan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Kawas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chiit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wan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biisu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un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Harinez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furank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Nor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Yanag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Iwa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Heb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 office:value-type="string" calcext:value-type="string">
            <text:p>gori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地区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um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eriz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Goe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FF全国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Hako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Yukin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Akamin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atsuri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Michih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Ret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oj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 office:value-type="string" calcext:value-type="string">
            <text:p>Kit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Niiga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w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iyag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un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Tochig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ait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k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Ibar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Kanagaw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Aomo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Yamag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Gif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Fukushim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Tora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Midorikawa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日本代表候補B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日本代表候補B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Pando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fado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eez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M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Hi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yap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piichic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d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Risha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ebiri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Hiro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tonnii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iiy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kemush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Yurin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chiich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ストンベリ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Kar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Yamafu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Tokush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ippu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irare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o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urom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Otonag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utefu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Nekket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ei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cheam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fa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pak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aa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ajab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chans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イナズマ’10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eid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um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koruji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afuaer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torus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Abar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houk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awa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Ko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uba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yuuj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na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Nakaz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Oobay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kag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amad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Ter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Ka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raha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Hiro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sonfua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houn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Yonkit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otokur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ar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Kaw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suur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Inan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suup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re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n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K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S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B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地区選抜Ａ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ido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tecch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kosupur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Rob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geem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aakee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anz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egaw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Yakat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og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Ji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Fuy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Hand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ouri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hishid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akkusu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aze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Someoka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Kurimats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Nagasa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uma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Miyaz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k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Toku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Waka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Hyoug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Oo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agaw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man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Yamaguc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Fuku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hig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Kouch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西日本</text:p>
          </table:table-cell>
          <table:table-cell office:value-type="string" calcext:value-type="string">
            <text:p>Sa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Kat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Mizubuch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Fu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ne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goz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Daz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Araig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ang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Og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1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m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ik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Dan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hiroku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Tomo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akir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Haseb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Fuj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Sou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2</text:p>
          </table:table-cell>
          <table:table-cell office:value-type="string" calcext:value-type="string">
            <text:p>Oyadomar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sa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oshi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Denj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Isshi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Nagaha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Shitsuh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Ebi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kuron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Osamo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3</text:p>
          </table:table-cell>
          <table:table-cell office:value-type="string" calcext:value-type="string">
            <text:p>To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Tam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Enomo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get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Wakaiz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Jisakuh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hir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Seir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ik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Okinoshi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Shoun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Kam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in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k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Tsu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Matsu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Zuke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Chihi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4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mo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Tokub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Gory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Nezu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Hira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Medus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Betsu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o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5</text:p>
          </table:table-cell>
          <table:table-cell office:value-type="string" calcext:value-type="string">
            <text:p>Oyato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ur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Sei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eraku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Hyoud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figyu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Ide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o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Mashim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Chine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Am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ベンチーズ6</text:p>
          </table:table-cell>
          <table:table-cell office:value-type="string" calcext:value-type="string">
            <text:p>Kurog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ベンチーズ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omo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una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Makibi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sak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arutob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oug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Shurik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Hachiy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ato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Takigaw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Kid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ogur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Kido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Fubuk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Tachimuka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カンド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en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Banj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Goj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Manabiy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Ichikaw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okoh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ehis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Yasumor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Suzumu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Not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Tokuna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ots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Its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ure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Sh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Asaku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Kai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 office:value-type="string" calcext:value-type="string">
            <text:p>Manga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〇メガネ〇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tor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maim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Takana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ru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ャッピキャピＢ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achiki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kis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jemin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Futas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Maihim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Shio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vuaag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hiik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kotoch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mok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Touk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ian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iero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uwah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obot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pink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 office:value-type="string" calcext:value-type="string">
            <text:p>r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クマン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ama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kurau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Y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r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og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M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zu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shinsh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Chid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angaru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ppu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Hiro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Tom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uzu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Sa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タイニーガール</text:p>
          </table:table-cell>
          <table:table-cell office:value-type="string" calcext:value-type="string">
            <text:p>Waka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ij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ougyo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oniiG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purez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raib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Menkau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uf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jeroom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rasa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Kat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ンヘッズ</text:p>
          </table:table-cell>
          <table:table-cell office:value-type="string" calcext:value-type="string">
            <text:p>Nishimu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Ryuub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goj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ous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Miku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T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Imo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Goku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sh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Kan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ruku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Sanz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Chouh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onku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taag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uu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an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pinkuD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Taiky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Bu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vyiiku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Fukuo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bo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mo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ストイナズマ</text:p>
          </table:table-cell>
          <table:table-cell office:value-type="string" calcext:value-type="string">
            <text:p>Sayak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gyarak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hori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i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Muraa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ozak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Takio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as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oh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okon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Nushin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Waj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ekki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kapur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saihiir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Oo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ishid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ouri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ei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zooh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uripu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aa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oo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makyu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gur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rubi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kyii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ガイア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Mitsumu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epai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ma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Iku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Oogo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Yagyu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Hatsutor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FF全国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iguc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etsu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Hana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Fudo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In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Takao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Kyo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sakab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shabari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Mizuwatar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Okumu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ekku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ruc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at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eig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tam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Ago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Fuj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hii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S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Ishikur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pawa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ururu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Kamaki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wakam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tsunob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Yu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anj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oshig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anesa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Kanat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choppa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絶･世路死苦</text:p>
          </table:table-cell>
          <table:table-cell office:value-type="string" calcext:value-type="string">
            <text:p>mett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oo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iib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ouko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A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eir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uroma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i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Han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Shirobe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Mika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Kamizu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Nami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Ranbash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Juuz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mu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igas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ahouj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okoper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Mochizu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Genj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haa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soo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kuroob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i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passh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muso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akk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rayu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or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Ke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topp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urins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oj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kui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Gy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sutefu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poru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chuu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Natan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ou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Dant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un'y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akka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Ryuuyo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Hyakk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Ten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Jou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デモンフェイセズ</text:p>
          </table:table-cell>
          <table:table-cell office:value-type="string" calcext:value-type="string">
            <text:p>Ishitsuku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o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ma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roberut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gina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anson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Yabuk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Torihar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zagom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dorahh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i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mig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Kairik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Endo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be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uoruta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hinte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is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Han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kku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dorag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eig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ライモンアール</text:p>
          </table:table-cell>
          <table:table-cell office:value-type="string" calcext:value-type="string">
            <text:p>maro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akiy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ig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at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yond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monsutor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biy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uinde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hauza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Goui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azub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daiba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ouk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if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meij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oury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iita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inha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Ouk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nai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Yuus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kazuk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Ring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ik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shuuz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akito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go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ize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Naem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amin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O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Y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Masak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unouz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Sum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ekku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Rai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Takagam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b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i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Daid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ashipure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Ukishim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Arak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azema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kebi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igure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omeo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Tetsuk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Saku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onrai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アナザーカラーズ</text:p>
          </table:table-cell>
          <table:table-cell office:value-type="string" calcext:value-type="string">
            <text:p>Ris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ryu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asaya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Kunitac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Miyachi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Hiya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Gouen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jon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kuy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Sugat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Tsun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akan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monoh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okuk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Usam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jet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Mizuh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sukidd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pisuk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buro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Kair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aku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Naminor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kes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obitak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Fu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aotet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uzak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sha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Genb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yak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Ichinos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idenak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hedd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Tais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furede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ketan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Hazeku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ho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aako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Sagin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k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Nakatan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mahh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yonas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Ope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ya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Fujibay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Kurob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Tom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Was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Ikari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asunag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Ara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8</text:p>
          </table:table-cell>
          <table:table-cell office:value-type="string" calcext:value-type="string">
            <text:p>Yuukok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Tou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円堂レッズ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unch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apiyo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Irik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ni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njer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oora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riif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furod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ao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koyoot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rab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zemaru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Keit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ネオ雷門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okok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uzong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pie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bent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Ichinos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rajj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世界選抜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ur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u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ato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Shik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Otomu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makyua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イナズマ’09</text:p>
          </table:table-cell>
          <table:table-cell office:value-type="string" calcext:value-type="string">
            <text:p>uiiz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achimukai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maak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iero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urachin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Yokoc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S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Raid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buru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チームマサト</text:p>
          </table:table-cell>
          <table:table-cell office:value-type="string" calcext:value-type="string">
            <text:p>reddoＳ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pinkuS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Hibik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Ki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Tetsukab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urijj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rokok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dezaam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zeru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arekku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fuaruka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Jinbe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emii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uraaj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ee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jikat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Saruwatar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maruk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uu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mereo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uum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orufyi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fyide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dog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Kanbe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eonarud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juria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Na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ro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aik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ichik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h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a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Ik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Yur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eruz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eik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meari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pieroon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Boniton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tsum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Nakki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akur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Asa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nob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Fujiwa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nk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agar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chikiit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Kawaguch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metoro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herume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Jimon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Doum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イカサマイレブン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t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kam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ek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Iyatan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uteiib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nad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kiyam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aer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misutor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enda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fuokus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jakka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Oud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Unn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Narum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aj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Dom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Fuj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guring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ioret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iw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utouk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rai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awatak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Sous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Mayu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Kirigakur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hid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zamatsur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hanach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uri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in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urimat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kafura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baa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gaz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er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Fudouyam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Nao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debi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majidei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id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asa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om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Tsutom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Kaz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Megane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hainrih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Yoshimin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arek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ebid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re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Fudo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osso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n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demoonio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iim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Nanrik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Sakum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re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rubi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ua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s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Antoni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erarud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fua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hoan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karuros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mik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samu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saak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pedoro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rumin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igo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dab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raude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チャンプ２０１０</text:p>
          </table:table-cell>
          <table:table-cell office:value-type="string" calcext:value-type="string">
            <text:p>fyederik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ki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ibo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Genka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Fukumi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Chikush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guchi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Aray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uroda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Tod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Kage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Otonash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Usuk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taro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Masa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n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Amehik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buk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Fumi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Kazu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レーションズ</text:p>
          </table:table-cell>
          <table:table-cell office:value-type="string" calcext:value-type="string">
            <text:p>Yousuk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Ooe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meh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ekiya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y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Akarin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Maiko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unik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it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ogam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agamine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Takam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Shiny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Ikumi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Namaz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Kib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bukk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in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Fukud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Yoshimi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ain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ano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y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ing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ros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guriinS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Juuj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Kouriki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Tamagoro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Negin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Chib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hiiroo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nte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on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jakk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Zouse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no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Sud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rong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iz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akuto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ouka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baiso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kyapute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Furufumi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Terukaw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Inomat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o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Gosh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kyu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hebiimos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ioone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aishii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furosuto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ga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mefyisut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kader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big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eria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k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arubatos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guraasha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arakunes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Poseid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rutemis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poron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n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emet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afurod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Hera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Dio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asutaros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eruzebu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okk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erufy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azeru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atanatos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esut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kurara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hiito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dororu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urent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r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Rean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eneru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neppaa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uineru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kure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gyueeru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ein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orer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aieru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enueru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de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tosu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Endou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beyam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ogu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sunami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azemaru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Raiden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Hiroto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dou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Fubuki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Kidou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Gouenji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ramaru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achimukai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omeoka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Tobitaka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Sakuma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gen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Inu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Murayama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ojim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Nekono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ukaru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Hikar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Ataru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Wani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Takasaki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hika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Horuh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Nishigaki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eresu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Makkooru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sukimura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fador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onba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roniijo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deiran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a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zakku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ooshu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Genou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agami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tonii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Kyan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</table:table>
      <table:table table:name="team_tactic" table:style-name="ta1"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5" office:value-type="string" calcext:value-type="string">
            <text:p>尾刈斗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戦国伊賀島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木戸川清修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宇子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ジェミニスト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イプシロン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ジェネシ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ークエンペラ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プロミネンス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ダイヤモンドダスト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カオス</text:p>
          </table:table-cell>
          <table:table-cell office:value-type="string" calcext:value-type="string">
            <text:p>Quick Time</text:p>
          </table:table-cell>
        </table:table-row>
        <table:table-row table:style-name="ro3">
          <table:table-cell office:value-type="string" calcext:value-type="string">
            <text:p>雷門OB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ヤングイナズマイレブン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ビッグウェイブス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ファイアードラゴ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ネオジャパン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チーム・ガルシルド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ナイツオブクィーン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ジ・エンパイア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ユニコー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オルフェウス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キングダム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リトルギガント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レッドマタドー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ローズグリフォン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ブロッケンボーグ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ザ・グレイトホーン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天空の使徒</text:p>
          </table:table-cell>
          <table:table-cell office:value-type="string" calcext:value-type="string">
            <text:p>Saint Flash</text:p>
          </table:table-cell>
        </table:table-row>
        <table:table-row table:style-name="ro2">
          <table:table-cell office:value-type="string" calcext:value-type="string">
            <text:p>魔界軍団Z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オーガ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アジア代表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ネオジャパン改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ウラゼウス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アジア選抜</text:p>
          </table:table-cell>
          <table:table-cell office:value-type="string" calcext:value-type="string">
            <text:p>Perfect Zone Pres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Absolute Knights</text:p>
          </table:table-cell>
        </table:table-row>
        <table:table-row table:style-name="ro3">
          <table:table-cell office:value-type="string" calcext:value-type="string">
            <text:p>グループA選抜</text:p>
          </table:table-cell>
          <table:table-cell office:value-type="string" calcext:value-type="string">
            <text:p>Banana Shoot</text:p>
          </table:table-cell>
        </table:table-row>
        <table:table-row table:style-name="ro2">
          <table:table-cell office:value-type="string" calcext:value-type="string">
            <text:p>グループA選抜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選抜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アメリカ大陸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ドッペル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・ウッ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・マウンテン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キーパ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なりきり戦隊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南米代表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ヨーロッパ代表</text:p>
          </table:table-cell>
          <table:table-cell office:value-type="string" calcext:value-type="string">
            <text:p>Amazon River Wave</text:p>
          </table:table-cell>
        </table:table-row>
        <table:table-row table:style-name="ro2">
          <table:table-cell office:value-type="string" calcext:value-type="string">
            <text:p>グループB選抜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世界代表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チーム・カノン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タカビ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アダルトチーム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タウン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ウインディー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・ミッ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ネオ帝国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エイリアA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エイリアB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神と宇宙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トルチーム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スーパーアニマルズ</text:p>
          </table:table-cell>
          <table:table-cell office:value-type="string" calcext:value-type="string">
            <text:p>Dual Typhoon</text:p>
          </table:table-cell>
        </table:table-row>
        <table:table-row table:style-name="ro2">
          <table:table-cell office:value-type="string" calcext:value-type="string">
            <text:p>FF地区選抜B</text:p>
          </table:table-cell>
          <table:table-cell office:value-type="string" calcext:value-type="string">
            <text:p>Andes no Arijigoku</text:p>
          </table:table-cell>
        </table:table-row>
        <table:table-row table:style-name="ro2">
          <table:table-cell office:value-type="string" calcext:value-type="string">
            <text:p>FF全国選抜B</text:p>
          </table:table-cell>
          <table:table-cell office:value-type="string" calcext:value-type="string">
            <text:p>Catenaccio Counter</text:p>
          </table:table-cell>
        </table:table-row>
        <table:table-row table:style-name="ro2">
          <table:table-cell office:value-type="string" calcext:value-type="string">
            <text:p>全国チーム選抜B</text:p>
          </table:table-cell>
          <table:table-cell office:value-type="string" calcext:value-type="string">
            <text:p>The Tube</text:p>
          </table:table-cell>
        </table:table-row>
        <table:table-row table:style-name="ro1">
          <table:table-cell office:value-type="string" calcext:value-type="string">
            <text:p>チーム東日本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ファースト雷門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リアル・エイリア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影山オールスター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アナザーカオス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十二天王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・カー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チャンピオンズ</text:p>
          </table:table-cell>
          <table:table-cell office:value-type="string" calcext:value-type="string">
            <text:p>Muteki no Yari</text:p>
          </table:table-cell>
        </table:table-row>
        <table:table-row table:style-name="ro2">
          <table:table-cell office:value-type="string" calcext:value-type="string">
            <text:p>イナズマ’10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世界選抜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Ｏ・Ｔ・Ａ・Ｋ・Ｕ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元祖･野球部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スピードスター</text:p>
          </table:table-cell>
          <table:table-cell office:value-type="string" calcext:value-type="string">
            <text:p>Quick Time</text:p>
          </table:table-cell>
        </table:table-row>
        <table:table-row table:style-name="ro2">
          <table:table-cell office:value-type="string" calcext:value-type="string">
            <text:p>FF地区選抜Ａ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スーパー秋葉名戸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オールド木戸川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ウラ雷門Ａ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〇メガネ〇Ｂ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◇ＮＩＮＪＡ◇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表と裏の王者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留学チーム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Ｍ･Ｏ･Ｅ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ピエロチーム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中国キッカ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ヘッドプロテクツ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スペースボーイズ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ダミーエンペラ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クリアーゴ</text:p>
          </table:table-cell>
          <table:table-cell office:value-type="string" calcext:value-type="string">
            <text:p>Black Thunder</text:p>
          </table:table-cell>
        </table:table-row>
        <table:table-row table:style-name="ro3">
          <table:table-cell office:value-type="string" calcext:value-type="string">
            <text:p>FF全国選抜Ａ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フドウヘッズ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エル・マッチョス</text:p>
          </table:table-cell>
          <table:table-cell office:value-type="string" calcext:value-type="string">
            <text:p>Muteki no Yari</text:p>
          </table:table-cell>
        </table:table-row>
        <table:table-row table:style-name="ro1">
          <table:table-cell office:value-type="string" calcext:value-type="string">
            <text:p>キュート★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マスカレード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モンスター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セレブリティー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ザ･ビッグ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･ディフェン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ファンタジー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ハリケーン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ファイアボーイズ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ウォーターボーイズ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イナズマレジェンド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ＬＥＶＥＬ—ＧＯ</text:p>
          </table:table-cell>
          <table:table-cell office:value-type="string" calcext:value-type="string">
            <text:p>Engetsu no Jin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クールガイズ</text:p>
          </table:table-cell>
          <table:table-cell office:value-type="string" calcext:value-type="string">
            <text:p>Emperor Road</text:p>
          </table:table-cell>
        </table:table-row>
        <table:table-row table:style-name="ro2">
          <table:table-cell office:value-type="string" calcext:value-type="string">
            <text:p>イナズマ’09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Andes no Arijigoku</text:p>
          </table:table-cell>
        </table:table-row>
        <table:table-row table:style-name="ro1">
          <table:table-cell office:value-type="string" calcext:value-type="string">
            <text:p>鬼道ホワイツ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チームマサト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キーパー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イケメンスパークス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Circle Play Drive</text:p>
          </table:table-cell>
        </table:table-row>
        <table:table-row table:style-name="ro1">
          <table:table-cell office:value-type="string" calcext:value-type="string">
            <text:p>おいろけボンバーズ</text:p>
          </table:table-cell>
          <table:table-cell office:value-type="string" calcext:value-type="string">
            <text:p>Route of Sky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Ghost Lock</text:p>
          </table:table-cell>
        </table:table-row>
        <table:table-row table:style-name="ro1">
          <table:table-cell office:value-type="string" calcext:value-type="string">
            <text:p>バッドボーイズ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スキルスターズ</text:p>
          </table:table-cell>
          <table:table-cell office:value-type="string" calcext:value-type="string">
            <text:p>Catenaccio Counter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ジ・エレメンツ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ブロス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ＰＥＮＧＵＩＮ</text:p>
          </table:table-cell>
          <table:table-cell office:value-type="string" calcext:value-type="string">
            <text:p>Emperor Road</text:p>
          </table:table-cell>
        </table:table-row>
        <table:table-row table:style-name="ro1">
          <table:table-cell office:value-type="string" calcext:value-type="string">
            <text:p>全国チーム選抜Ａ</text:p>
          </table:table-cell>
          <table:table-cell office:value-type="string" calcext:value-type="string">
            <text:p>Dual Typhoon</text:p>
          </table:table-cell>
        </table:table-row>
        <table:table-row table:style-name="ro1">
          <table:table-cell office:value-type="string" calcext:value-type="string">
            <text:p>スペシャルズ</text:p>
          </table:table-cell>
          <table:table-cell office:value-type="string" calcext:value-type="string">
            <text:p>Quick Tim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bsolute Knights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ザ･サプライズ</text:p>
          </table:table-cell>
          <table:table-cell office:value-type="string" calcext:value-type="string">
            <text:p>Box Lock Defense</text:p>
          </table:table-cell>
        </table:table-row>
        <table:table-row table:style-name="ro1">
          <table:table-cell office:value-type="string" calcext:value-type="string">
            <text:p>真･パイレーツ</text:p>
          </table:table-cell>
          <table:table-cell office:value-type="string" calcext:value-type="string">
            <text:p>Dancing Ball Escape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ブリザードボンバー</text:p>
          </table:table-cell>
          <table:table-cell office:value-type="string" calcext:value-type="string">
            <text:p>Rolling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ダークエンジェル２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ゴッドエンジェル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カオスエンジェルス</text:p>
          </table:table-cell>
          <table:table-cell office:value-type="string" calcext:value-type="string">
            <text:p>Black Thunder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ファイアスパーク</text:p>
          </table:table-cell>
          <table:table-cell office:value-type="string" calcext:value-type="string">
            <text:p>Saint Flash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Amazon River Wave</text:p>
          </table:table-cell>
        </table:table-row>
        <table:table-row table:style-name="ro1">
          <table:table-cell office:value-type="string" calcext:value-type="string">
            <text:p>リアル・イナズマ</text:p>
          </table:table-cell>
          <table:table-cell office:value-type="string" calcext:value-type="string">
            <text:p>Perfect Zone Press</text:p>
          </table:table-cell>
        </table:table-row>
        <table:table-row table:style-name="ro1">
          <table:table-cell office:value-type="string" calcext:value-type="string">
            <text:p>あやしいやつら</text:p>
          </table:table-cell>
          <table:table-cell office:value-type="string" calcext:value-type="string">
            <text:p>Slow Time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Banana Shoot</text:p>
          </table:table-cell>
        </table:table-row>
        <table:table-row table:style-name="ro1">
          <table:table-cell office:value-type="string" calcext:value-type="string">
            <text:p>ザ・ファイアーズ</text:p>
          </table:table-cell>
          <table:table-cell office:value-type="string" calcext:value-type="string">
            <text:p>Perfect Zone Press</text:p>
          </table:table-cell>
        </table:table-row>
      </table:table>
      <table:table table:name="Sheet5" table:style-name="ta1">
        <table:table-column table:style-name="co5" table:default-cell-style-name="ce6"/>
        <table:table-row table:style-name="ro1">
          <table:table-cell office:value-type="string" calcext:value-type="string">
            <text:p>Play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10:37:35.925694131</meta:creation-date>
    <dc:date>2024-06-09T11:54:01.582908733</dc:date>
    <meta:editing-duration>P1DT27M20S</meta:editing-duration>
    <meta:editing-cycles>221</meta:editing-cycles>
    <meta:generator>LibreOffice/7.3.7.2$Linux_X86_64 LibreOffice_project/30$Build-2</meta:generator>
    <meta:document-statistic meta:table-count="3" meta:cell-count="12012" meta:object-count="0"/>
  </office:meta>
</office:document-meta>
</file>